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ca01" officeooo:paragraph-rsid="001c49ac"/>
    </style:style>
    <style:style style:name="P2" style:family="paragraph" style:parent-style-name="Heading_20_2">
      <style:text-properties officeooo:rsid="000aca01" officeooo:paragraph-rsid="001c49ac"/>
    </style:style>
    <style:style style:name="P3" style:family="paragraph" style:parent-style-name="Text_20_body">
      <style:text-properties officeooo:rsid="002313f0" officeooo:paragraph-rsid="002313f0"/>
    </style:style>
    <style:style style:name="P4" style:family="paragraph" style:parent-style-name="Text_20_body">
      <style:text-properties officeooo:rsid="0023fe6d" officeooo:paragraph-rsid="0023fe6d"/>
    </style:style>
    <style:style style:name="P5" style:family="paragraph" style:parent-style-name="Text_20_body">
      <style:text-properties officeooo:rsid="00245811" officeooo:paragraph-rsid="00245811"/>
    </style:style>
    <style:style style:name="P6" style:family="paragraph" style:parent-style-name="Heading_20_1" style:master-page-name="Right_20_Page">
      <style:paragraph-properties style:page-number="auto"/>
      <style:text-properties officeooo:rsid="000aca01" officeooo:paragraph-rsid="00245811"/>
    </style:style>
    <style:style style:name="P7" style:family="paragraph" style:parent-style-name="Heading_20_3">
      <style:paragraph-properties fo:break-before="page"/>
      <style:text-properties officeooo:rsid="00245811" officeooo:paragraph-rsid="00245811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13f0"/>
    </style:style>
    <style:style style:name="T4" style:family="text">
      <style:text-properties officeooo:rsid="0023fe6d"/>
    </style:style>
    <style:style style:name="T5" style:family="text">
      <style:text-properties officeooo:rsid="002458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5">Edelweiss</text:span> (<text:span text:style-name="T5">Oscar Hammerstein</text:span>)</text:h>
      <text:h text:style-name="P2" text:outline-level="2">Time Signature: <text:span text:style-name="T1">4</text:span>/4</text:h>
      <text:p text:style-name="P1">Chords: <text:span text:style-name="T2">Am, C, Dm7, D7, F, G, G7</text:span></text:p>
      <text:p text:style-name="P1">Tempo: <text:span text:style-name="T5">80</text:span> - 1<text:span text:style-name="T5">0</text:span>0 BPM</text:p>
      <text:h text:style-name="P7" text:outline-level="3">[VERSE]</text:h>
      <text:p text:style-name="P5">C <text:s text:c="4"/>G <text:s text:c="4"/>C <text:s text:c="3"/>F</text:p>
      <text:p text:style-name="P5">Edelweiss, edelweiss</text:p>
      <text:p text:style-name="P5">C <text:s text:c="5"/>Am <text:s text:c="8"/>Dm7 <text:s text:c="2"/>G7</text:p>
      <text:p text:style-name="P5">Every morning you greet me</text:p>
      <text:p text:style-name="P5">C <text:s text:c="8"/>G <text:s text:c="7"/>C <text:s text:c="8"/>F</text:p>
      <text:p text:style-name="P5">Small and white, clean and bright</text:p>
      <text:p text:style-name="P5">C <text:s text:c="7"/>G7 <text:s text:c="6"/>C</text:p>
      <text:p text:style-name="P5">You look happy to meet me</text:p>
      <text:p text:style-name="P5">G <text:s text:c="22"/>C</text:p>
      <text:p text:style-name="P5">Blossom of snow may you bloom and grow</text:p>
      <text:p text:style-name="P5">F <text:s text:c="9"/>D7 <text:s text:c="2"/>G <text:s/>G7</text:p>
      <text:p text:style-name="P5">Bloom and grow, forever</text:p>
      <text:p text:style-name="P5">C <text:s text:c="3"/>G <text:s text:c="5"/>C <text:s text:c="3"/>F</text:p>
      <text:p text:style-name="P5">Edelweiss, edelweiss</text:p>
      <text:p text:style-name="P5">C <text:s text:c="7"/>G7 <text:s text:c="6"/>C</text:p>
      <text:p text:style-name="P5">Bless my homeland fore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, Courier, monospace"/>
    <style:font-face style:name="FreeSans1" svg:font-family="FreeSans" style:font-family-generic="swiss"/>
    <style:font-face style:name="Courier 10 Pitch" svg:font-family="'Courier 10 Pitch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H8M11S</meta:editing-duration>
    <meta:editing-cycles>21</meta:editing-cycles>
    <meta:generator>LibreOffice/5.2.5.1$MacOSX_X86_64 LibreOffice_project/0312e1a284a7d50ca85a365c316c7abbf20a4d22</meta:generator>
    <dc:title>Lyrics + Chords</dc:title>
    <dc:date>2017-04-04T11:20:38.729681000</dc:date>
    <meta:print-date>2017-04-03T12:23:29.985893000</meta:print-date>
    <meta:document-statistic meta:table-count="0" meta:image-count="0" meta:object-count="0" meta:page-count="2" meta:paragraph-count="21" meta:word-count="85" meta:character-count="492" meta:non-whitespace-character-count="30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